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om pathlib import Path</text:p>
      <text:p text:style-name="Standard">text = Path(r'/home/student/SID2241002049/Python/Lab5/WarHammer.txt').read_text('UTF-8')</text:p>
      <text:p text:style-name="Standard"/>
      <text:p text:style-name="Standard">import imageio.v2 as imageio</text:p>
      <text:p text:style-name="Standard">mask_image = imageio.imread(Path(r'/home/student/SID2241002049/Python/Lab5/mask_heart.png'))</text:p>
      <text:p text:style-name="Standard"/>
      <text:p text:style-name="Standard">from wordcloud import WordCloud</text:p>
      <text:p text:style-name="Standard">wc = WordCloud(colormap = 'prism', mask = mask_image, background_color = 'white')</text:p>
      <text:p text:style-name="Standard">wc = wc.generate(text)</text:p>
      <text:p text:style-name="Standard">wc = wc.to_file('TextWar.png'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5T09:40:02.594051142</meta:creation-date>
    <dc:date>2025-03-25T09:40:41.247997030</dc:date>
    <meta:editing-duration>PT40S</meta:editing-duration>
    <meta:editing-cycles>1</meta:editing-cycles>
    <meta:document-statistic meta:table-count="0" meta:image-count="0" meta:object-count="0" meta:page-count="1" meta:paragraph-count="8" meta:word-count="35" meta:character-count="396" meta:non-whitespace-character-count="369"/>
    <meta:generator>LibreOffice/6.4.7.2$Linux_X86_64 LibreOffice_project/40$Build-2</meta:generator>
  </office:meta>
</office:document-meta>
</file>